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E000003302B91FACBC10BB8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c363" officeooo:paragraph-rsid="0018c36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vičení lekce 1</text:p>
      <text:p text:style-name="Standard"/>
      <text:p text:style-name="Standard"><draw:frame draw:style-name="fr1" draw:name="Obrázek1" text:anchor-type="char" svg:width="19.23cm" svg:height="16.447cm" draw:z-index="0"><draw:image xlink:href="Pictures/100000010000038E000003302B91FACBC10BB8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20:31:14.956000000</meta:creation-date>
    <dc:date>2025-01-23T20:45:42.865000000</dc:date>
    <meta:editing-duration>PT14M28S</meta:editing-duration>
    <meta:editing-cycles>1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1" meta:word-count="3" meta:character-count="15" meta:non-whitespace-character-count="13"/>
  </office:meta>
</office:document-meta>
</file>